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Droid Sans Mono" svg:font-family="'Droid Sans Mono'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3.5cm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none" draw:fill="none" fo:min-height="0.661cm" fo:min-width="3.08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287cm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19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5.6cm" fo:padding-top="0.2cm" fo:padding-bottom="0.2cm" fo:padding-left="0.4cm" fo:padding-right="0.4cm" fo:wrap-option="wrap" draw:shadow="hidden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7.085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6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.744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cm" fo:padding-top="0.2cm" fo:padding-bottom="0.2cm" fo:padding-left="0.4cm" fo:padding-right="0.4cm" fo:wrap-option="wrap" draw:shadow="hidden"/>
    </style:style>
    <style:style style:name="gr14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86cm" fo:padding-top="0.2cm" fo:padding-bottom="0.2cm" fo:padding-left="0.4cm" fo:padding-right="0.4cm" fo:wrap-option="wrap" draw:shadow="hidden"/>
    </style:style>
    <style:style style:name="gr15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2.874cm" fo:padding-top="0.2cm" fo:padding-bottom="0.2cm" fo:padding-left="0.4cm" fo:padding-right="0.4cm" fo:wrap-option="wrap" draw:shadow="hidden"/>
    </style:style>
    <style:style style:name="gr1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92cm" fo:padding-top="0.2cm" fo:padding-bottom="0.2cm" fo:padding-left="0.4cm" fo:padding-right="0.4cm" fo:wrap-option="wrap" draw:shadow="hidden"/>
    </style:style>
    <style:style style:name="gr1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1cm" fo:padding-top="0.2cm" fo:padding-bottom="0.2cm" fo:padding-left="0.4cm" fo:padding-right="0.4cm" fo:wrap-option="wrap" draw:shadow="hidden"/>
    </style:style>
    <style:style style:name="gr18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6cm" fo:padding-top="0.2cm" fo:padding-bottom="0.2cm" fo:padding-left="0.4cm" fo:padding-right="0.4cm" fo:wrap-option="wrap" draw:shadow="hidden"/>
    </style:style>
    <style:style style:name="gr1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6cm" fo:padding-top="0.2cm" fo:padding-bottom="0.2cm" fo:padding-left="0.4cm" fo:padding-right="0.4cm" fo:wrap-option="wrap" draw:shadow="hidden"/>
    </style:style>
    <style:style style:name="gr2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4.8cm" fo:padding-top="0.2cm" fo:padding-bottom="0.2cm" fo:padding-left="0.4cm" fo:padding-right="0.4cm" fo:wrap-option="wrap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635cm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Standard-notes">
      <style:graphic-properties draw:stroke="none" draw:fill="none" draw:fill-color="#ffffff" draw:auto-grow-height="true" fo:min-height="12.79cm" draw:shadow="hidden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Standard-title">
      <style:graphic-properties draw:fill-color="#ffffff" fo:min-height="3.023cm"/>
    </style:style>
    <style:style style:name="pr6" style:family="presentation" style:parent-style-name="Standard-outline1">
      <style:graphic-properties draw:fill-color="#ffffff" fo:min-height="14.825cm"/>
    </style:style>
    <style:style style:name="pr7" style:family="presentation" style:parent-style-name="Standard-notes">
      <style:graphic-properties draw:fill-color="#ffffff" fo:min-height="12.539cm"/>
    </style:style>
    <style:style style:name="pr8" style:family="presentation" style:parent-style-name="Standard-title">
      <style:graphic-properties draw:fill-color="#ffffff" draw:auto-grow-height="true" fo:min-height="3.18cm"/>
    </style:style>
    <style:style style:name="pr9" style:family="presentation" style:parent-style-name="Standard-outline1">
      <style:graphic-properties draw:fill-color="#ffffff" fo:min-height="9.478cm"/>
    </style:style>
    <style:style style:name="pr10" style:family="presentation" style:parent-style-name="Standard-outline1">
      <style:graphic-properties draw:fill-color="#ffffff" fo:min-height="12.978cm"/>
    </style:style>
    <style:style style:name="pr11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r12" style:family="presentation" style:parent-style-name="Standard-outline1" style:list-style-name="L5">
      <style:graphic-properties draw:fill-color="#ffffff" fo:min-height="14.825cm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style:font-name="Arial3" fo:font-size="28pt" fo:text-shadow="1pt 1pt" fo:font-weight="bold" style:font-name-asian="Arial3" style:font-size-asian="28pt" style:font-weight-asian="bold" style:font-name-complex="Arial3" style:font-size-complex="28pt" style:font-weight-complex="bold"/>
    </style:style>
    <style:style style:name="P5" style:family="paragraph">
      <style:paragraph-properties fo:margin-left="0cm" fo:margin-right="0cm" fo:margin-top="0.661cm" fo:margin-bottom="0cm" fo:line-height="100%" fo:text-indent="0cm"/>
    </style:style>
    <style:style style:name="P6" style:family="paragraph">
      <style:paragraph-properties style:writing-mode="lr-tb"/>
      <style:text-properties style:font-name="Arial3"/>
    </style:style>
    <style:style style:name="P7" style:family="paragraph">
      <style:paragraph-properties fo:margin-left="0cm" fo:margin-right="0cm" fo:margin-top="0.352cm" fo:margin-bottom="0cm" fo:line-height="100%" fo:text-indent="0cm" style:punctuation-wrap="hanging" style:line-break="strict"/>
    </style:style>
    <style:style style:name="P8" style:family="paragraph">
      <style:text-properties fo:font-size="16pt" style:font-size-asian="16pt" style:font-size-complex="16pt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line-height="85%" fo:text-indent="0cm"/>
    </style:style>
    <style:style style:name="P12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3" style:family="paragraph">
      <style:paragraph-properties fo:margin-left="0.948cm" fo:margin-right="0cm" fo:text-indent="0cm" style:writing-mode="lr-tb"/>
      <style:text-properties fo:font-size="30pt" style:font-size-asian="30pt" style:font-size-complex="30pt"/>
    </style:style>
    <style:style style:name="P14" style:family="paragraph">
      <style:paragraph-properties fo:margin-left="0.948cm" fo:margin-right="0cm" fo:text-indent="-0.948cm"/>
    </style:style>
    <style:style style:name="P15" style:family="paragraph">
      <style:paragraph-properties fo:margin-left="0.948cm" fo:margin-right="0cm" fo:text-indent="0cm"/>
    </style:style>
    <style:style style:name="P16" style:family="paragraph">
      <style:paragraph-properties fo:margin-left="0.948cm" fo:margin-right="0cm" fo:text-indent="0cm"/>
      <style:text-properties fo:font-size="26pt" style:font-size-asian="26pt" style:font-size-complex="26pt"/>
    </style:style>
    <style:style style:name="P17" style:family="paragraph">
      <style:paragraph-properties fo:margin-left="0cm" fo:margin-right="0cm" fo:text-indent="0cm"/>
      <style:text-properties fo:font-size="12pt"/>
    </style:style>
    <style:style style:name="P18" style:family="paragraph">
      <style:paragraph-properties fo:margin-left="0cm" fo:margin-right="0cm" fo:line-height="105%" fo:text-indent="0cm"/>
    </style:style>
    <style:style style:name="P19" style:family="paragraph">
      <style:paragraph-properties fo:margin-left="0cm" fo:margin-right="0cm" fo:line-height="105%" fo:text-indent="0cm" style:writing-mode="lr-tb"/>
    </style:style>
    <style:style style:name="P20" style:family="paragraph">
      <style:paragraph-properties fo:margin-left="0cm" fo:margin-right="0cm" fo:line-height="105%" fo:text-indent="0cm" style:writing-mode="lr-tb"/>
      <style:text-properties style:font-name="Courier New1" fo:font-size="18pt" style:font-size-asian="18pt" style:font-size-complex="18pt"/>
    </style:style>
    <style:style style:name="P21" style:family="paragraph">
      <style:paragraph-properties fo:margin-left="0cm" fo:margin-right="0cm" fo:line-height="105%" fo:text-indent="0cm" style:writing-mode="lr-tb"/>
      <style:text-properties fo:font-size="18pt" style:font-size-asian="18pt" style:font-size-complex="18pt"/>
    </style:style>
    <style:style style:name="P22" style:family="paragraph">
      <style:paragraph-properties fo:margin-left="0.948cm" fo:margin-right="0cm" fo:text-indent="0cm"/>
      <style:text-properties fo:font-size="28pt" style:font-size-asian="28pt" style:font-size-complex="28pt"/>
    </style:style>
    <style:style style:name="P23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24" style:family="paragraph">
      <style:paragraph-properties fo:margin-left="0cm" fo:margin-right="0cm" fo:line-height="105%" fo:text-indent="0cm" style:writing-mode="lr-tb"/>
      <style:text-properties fo:font-size="24pt"/>
    </style:style>
    <style:style style:name="P25" style:family="paragraph">
      <style:paragraph-properties fo:margin-left="0cm" fo:margin-right="0cm" fo:margin-top="0.129cm" fo:margin-bottom="0.1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6" style:family="paragraph">
      <style:paragraph-properties fo:margin-left="0.948cm" fo:margin-right="0cm" fo:text-indent="0cm"/>
      <style:text-properties fo:font-size="24pt" style:font-size-asian="24pt" style:font-size-complex="24pt"/>
    </style:style>
    <style:style style:name="P27" style:family="paragraph">
      <style:paragraph-properties fo:margin-left="0cm" fo:margin-right="0cm" fo:margin-top="0.1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8" style:family="paragraph">
      <style:paragraph-properties fo:margin-left="0cm" fo:margin-right="0cm" fo:margin-top="0.3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29" style:family="paragraph">
      <style:paragraph-properties fo:margin-left="0cm" fo:margin-right="0cm" fo:margin-top="0.4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0" style:family="paragraph">
      <style:paragraph-properties fo:margin-left="0cm" fo:margin-right="0cm" fo:line-height="105%" fo:text-indent="0cm" style:writing-mode="lr-tb"/>
      <style:text-properties fo:font-size="16pt" style:font-size-asian="16pt" style:font-size-complex="16pt"/>
    </style:style>
    <style:style style:name="P31" style:family="paragraph">
      <style:paragraph-properties fo:margin-left="0.948cm" fo:margin-right="0cm" fo:text-indent="0cm"/>
      <style:text-properties fo:font-size="30pt" style:font-size-asian="30pt" style:font-size-complex="30pt"/>
    </style:style>
    <style:style style:name="P32" style:family="paragraph">
      <style:paragraph-properties fo:margin-left="0.948cm" fo:margin-right="0cm" fo:text-indent="0cm"/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.2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</style:style>
    <style:style style:name="P34" style:family="paragraph">
      <style:paragraph-properties fo:margin-left="0cm" fo:margin-right="0cm" fo:text-align="start" fo:text-indent="0cm"/>
    </style:style>
    <style:style style:name="P35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P36" style:family="paragraph">
      <style:paragraph-properties fo:margin-left="0.948cm" fo:margin-right="0cm" fo:text-indent="0cm" style:writing-mode="lr-tb"/>
    </style:style>
    <style:style style:name="P37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style:text-outline="false" style:text-line-through-style="none" style:text-line-through-type="none" style:text-position="0% 100%" style:font-name="Arial3" fo:font-size="28pt" fo:font-style="normal" fo:text-shadow="1pt 1pt" style:text-underline-style="none" fo:font-weight="bold" style:letter-kerning="true" style:font-name-asian="Arial3" style:font-size-asian="28pt" style:font-style-asian="normal" style:font-weight-asian="bold" style:font-name-complex="Arial3" style:font-size-complex="28pt" style:font-style-complex="normal" style:font-weight-complex="bold" style:text-emphasize="none" style:font-relief="none"/>
    </style:style>
    <style:style style:name="T3" style:family="text">
      <style:text-properties fo:color="#000000" style:font-name="Arial3" fo:font-size="30pt" fo:language="en" fo:country="GB" style:font-size-asian="30pt" style:font-size-complex="30pt"/>
    </style:style>
    <style:style style:name="T4" style:family="text">
      <style:text-properties fo:color="#004586" fo:font-size="16pt" fo:language="en" fo:country="GB" fo:font-weight="bold" style:font-size-asian="16pt" style:font-weight-asian="bold" style:font-size-complex="16pt" style:font-weight-complex="bold"/>
    </style:style>
    <style:style style:name="T5" style:family="text">
      <style:text-properties fo:font-size="16pt" fo:language="en" fo:country="US" style:font-size-asian="16pt" style:font-size-complex="16pt"/>
    </style:style>
    <style:style style:name="T6" style:family="text">
      <style:text-properties fo:language="en" fo:country="GB"/>
    </style:style>
    <style:style style:name="T7" style:family="text">
      <style:text-properties fo:font-size="30pt" fo:language="en" fo:country="GB" style:font-size-asian="30pt" style:font-size-complex="3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Courier New1" fo:font-size="20pt" fo:language="en" fo:country="GB" fo:text-shadow="1pt 1pt" fo:font-weight="bold" style:font-size-asian="20pt" style:font-weight-asian="bold" style:font-size-complex="20pt" style:font-weight-complex="bold"/>
    </style:style>
    <style:style style:name="T10" style:family="text">
      <style:text-properties style:font-name="Courier New1" fo:font-size="18pt" fo:language="en" fo:country="GB" fo:text-shadow="1pt 1pt" fo:font-weight="bold" style:font-size-asian="18pt" style:font-weight-asian="bold" style:font-size-complex="18pt" style:font-weight-complex="bold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36pt" style:font-size-asian="36pt" style:font-size-complex="36pt"/>
    </style:style>
    <style:style style:name="T14" style:family="text">
      <style:text-properties fo:color="#000000" style:text-outline="false" style:text-line-through-style="none" style:text-line-through-type="none" style:text-position="0% 100%" style:font-name="Arial3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5" style:family="text">
      <style:text-properties fo:font-size="24pt" fo:font-style="italic" style:font-size-asian="24pt" style:font-style-asian="italic" style:font-size-complex="24pt" style:font-style-complex="italic"/>
    </style:style>
    <style:style style:name="T16" style:family="text">
      <style:text-properties fo:color="#000000" style:text-outline="false" style:text-line-through-style="none" style:text-line-through-type="none" style:text-position="0% 100%" style:font-name="Courier New1" fo:font-size="22pt" fo:font-style="normal" fo:text-shadow="1pt 1pt" style:text-underline-style="none" fo:font-weight="bold" style:font-name-asian="Arial Unicode MS1" style:font-size-asian="22pt" style:font-style-asian="normal" style:font-weight-asian="bold" style:font-name-complex="Arial Unicode MS1" style:font-size-complex="22pt" style:font-style-complex="normal" style:font-weight-complex="bold" style:text-emphasize="none" style:font-relief="none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0000" style:text-outline="false" style:text-line-through-style="none" style:text-line-through-type="none" style:text-position="0% 100%" style:font-name="Arial3" fo:font-size="19pt" fo:font-style="normal" fo:text-shadow="1pt 1pt" style:text-underline-style="none" fo:font-weight="bold" style:font-name-asian="Arial Unicode MS1" style:font-size-asian="19pt" style:font-style-asian="normal" style:font-weight-asian="bold" style:font-name-complex="Arial Unicode MS1" style:font-size-complex="19pt" style:font-style-complex="normal" style:font-weight-complex="bold" style:text-emphasize="none" style:font-relief="none"/>
    </style:style>
    <style:style style:name="T19" style:family="text">
      <style:text-properties style:font-name="Courier New1" fo:font-size="16pt" fo:language="en" fo:country="GB" fo:text-shadow="1pt 1pt" fo:font-weight="bold" style:font-size-asian="16pt" style:font-weight-asian="bold" style:font-size-complex="16pt" style:font-weight-complex="bold"/>
    </style:style>
    <style:style style:name="T20" style:family="text">
      <style:text-properties fo:font-size="30pt" style:font-size-asian="30pt" style:font-size-complex="3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20pt" fo:font-style="italic" style:font-size-asian="20pt" style:font-style-asian="italic" style:font-size-complex="20pt" style:font-style-complex="italic"/>
    </style:style>
    <style:style style:name="T23" style:family="text">
      <style:text-properties fo:font-size="20pt" fo:font-style="normal" style:font-size-asian="20pt" style:font-style-asian="normal" style:font-size-complex="20pt" style:font-style-complex="normal"/>
    </style:style>
    <style:style style:name="T24" style:family="text">
      <style:text-properties fo:color="#000000" style:text-outline="false" style:text-line-through-style="none" style:text-line-through-type="none" style:text-position="0% 100%" style:font-name="Arial3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5" style:family="text">
      <style:text-properties fo:color="#000000" style:text-outline="false" style:text-line-through-style="none" style:text-line-through-type="none" style:text-position="0% 100%" style:font-name="Courier New1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roid Sans Mono" fo:font-size="23pt" fo:font-style="normal" fo:text-shadow="1pt 1pt" style:text-underline-style="none" fo:font-weight="bold" style:font-name-asian="Arial Unicode MS1" style:font-size-asian="23pt" style:font-style-asian="normal" style:font-weight-asian="bold" style:font-name-complex="Arial Unicode MS1" style:font-size-complex="23pt" style:font-style-complex="normal" style:font-weight-complex="bold" style:text-emphasize="none" style:font-relief="none"/>
    </style:style>
    <style:style style:name="T27" style:family="text">
      <style:text-properties fo:font-size="60pt" fo:language="en" fo:country="GB" style:font-size-asian="60pt" style:font-size-complex="60pt"/>
    </style:style>
    <style:style style:name="T28" style:family="text">
      <style:text-properties fo:font-size="16pt" fo:language="bg" fo:country="BG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948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89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4cm" presentation:class="title" presentation:user-transformed="true">
          <draw:text-box>
            <text:p text:style-name="P1"><text:span text:style-name="T1">Perl Programming Course</text:span></text:p>
          </draw:text-box>
        </draw:frame>
        <draw:frame draw:style-name="gr1" draw:text-style-name="P4" draw:layer="layout" svg:width="8.8cm" svg:height="1.356cm" svg:x="8.3cm" svg:y="8.149cm">
          <draw:text-box>
            <text:p text:style-name="P3"><text:span text:style-name="T2">Scalar data types</text:span></text:p>
          </draw:text-box>
        </draw:frame>
        <draw:custom-shape draw:style-name="gr2" draw:text-style-name="P6" draw:layer="layout" svg:width="9.565cm" svg:height="1.495cm" svg:x="1.308cm" svg:y="13.529cm">
          <text:p text:style-name="P5"><text:span text:style-name="T3">Krasimir Berov</text:span>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582cm" svg:height="0.911cm" svg:x="1.501cm" svg:y="16.842cm">
          <office:event-listeners>
            <presentation:event-listener script:event-name="dom:click" presentation:action="show" xlink:href="" xlink:type="simple" xlink:show="embed" xlink:actuate="onRequest"/>
          </office:event-listeners>
          <text:p text:style-name="P7"><text:span text:style-name="T4"><text:a xlink:href="http://i-can.eu/" xlink:type="simple">I-can.eu</text:a>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4.049cm" svg:height="0.911cm" svg:x="10.713cm" svg:y="16.842cm">
          <draw:text-box>
            <text:p><text:span text:style-name="T5">With the kind support of </text:span><text:span text:style-name="T5"><text:a xlink:href="http://chainsolutions.net/" xlink:type="simple">Chain Solutions</text:a></text:span></text:p>
          </draw:text-box>
        </draw:frame>
        <presentation:notes draw:style-name="dp2">
          <draw:custom-shape draw:style-name="gr5" draw:text-style-name="P9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11"><text:span text:style-name="T6">Contents</text:span></text:p>
          </draw:text-box>
        </draw:frame>
        <draw:frame presentation:style-name="pr4" draw:text-style-name="P13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12"><text:span text:style-name="T7">Perl variables/data types</text:span></text:p>
              </text:list-item>
              <text:list-item>
                <text:p text:style-name="P12"><text:span text:style-name="T7">Numeric operators</text:span></text:p>
              </text:list-item>
              <text:list-item>
                <text:p text:style-name="P12"><text:span text:style-name="T7">String operators</text:span></text:p>
              </text:list-item>
              <text:list-item>
                <text:p text:style-name="P12"><text:span text:style-name="T7">Scalar functions (summary)</text:span></text:p>
              </text:list-item>
              <text:list-item>
                <text:p text:style-name="P12"><text:span text:style-name="T7">Undefined quantities</text:span></text:p>
              </text:list-item>
              <text:list-item>
                <text:p text:style-name="P12"><text:span text:style-name="T7">Type-casting in Perl?</text:span></text:p>
              </text:list-item>
              <text:list-item>
                <text:p text:style-name="P12"><text:span text:style-name="T7">References</text:span></text:p>
              </text:list-item>
            </text:list>
          </draw:text-box>
        </draw:frame>
        <presentation:notes draw:style-name="dp3" presentation:use-footer-name="ftr1">
          <draw:custom-shape draw:style-name="gr5" draw:text-style-name="P9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Perl variable/data typ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p text:style-name="P14">Perl has three main variable types: </text:p>
            <text:list text:style-name="L4">
              <text:list-item>
                <text:list>
                  <text:list-item>
                    <text:p text:style-name="P10">scalars</text:p>
                  </text:list-item>
                  <text:list-item>
                    <text:p text:style-name="P10">arrays</text:p>
                  </text:list-item>
                  <text:list-item>
                    <text:p text:style-name="P10">hashes</text:p>
                  </text:list-item>
                </text:list>
              </text:list-item>
            </text:list>
            <text:p text:style-name="P14">... Plus two additional:</text:p>
            <text:list text:continue-numbering="true" text:style-name="L4">
              <text:list-item>
                <text:list>
                  <text:list-item>
                    <text:p text:style-name="P10">typeglobs</text:p>
                  </text:list-item>
                  <text:list-item>
                    <text:p text:style-name="P10">filehandles</text:p>
                  </text:list-item>
                </text:list>
              </text:list-item>
            </text:list>
            <text:p text:style-name="P14"><text:span text:style-name="T8">See: perlintro, perldata</text:span></text:p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Variable name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Values are usually referred to by name, or through a named reference.</text:span></text:p>
              </text:list-item>
              <text:list-item>
                <text:p text:style-name="P10"><text:span text:style-name="T8">The first character tells you to what sort/type of data structure it refers ($,@,%).</text:span></text:p>
              </text:list-item>
              <text:list-item>
                <text:p text:style-name="P10"><text:span text:style-name="T8">The rest is the name of the particular value to which it refers. </text:span></text:p>
              </text:list-item>
              <text:list-item>
                <text:p text:style-name="P10"><text:span text:style-name="T8">Usually this name is a single identifier – a string beginning with a letter or underscore, and containing letters, underscores, and digits.</text:span></text:p>
              </text:list-item>
              <text:list-item>
                <text:p text:style-name="P10"><text:span text:style-name="T8">It may be also a chain of identifiers, separated by :: (see perlmod/Packages, perlref). 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Perl Scalar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A scalar can contain a single string (of any size, limited only by the available memory), number, or a reference to something (see perlref).</text:span></text:p>
              </text:list-item>
              <text:list-item>
                <text:p text:style-name="P10"><text:span text:style-name="T8">There are also a number of "magic" scalars with names that look like punctuation or line noise ($_, $/, $] ...).</text:span></text:p>
              </text:list-item>
            </text:list>
          </draw:text-box>
        </draw:frame>
        <draw:custom-shape draw:style-name="gr7" draw:text-style-name="P19" draw:layer="layout" svg:width="21.603cm" svg:height="8.002cm" svg:x="1.699cm" svg:y="10.5cm">
          <text:p text:style-name="P18"><text:span text:style-name="T9">my $animal = "camel";</text:span></text:p>
          <text:p text:style-name="P18"><text:span text:style-name="T9">my $answer = 22;</text:span></text:p>
          <text:p text:style-name="P18"><text:span text:style-name="T9">print "Me: <text:s text:c="3"/>Hello $animal! How old are you?\n";</text:span></text:p>
          <text:p text:style-name="P18"><text:span text:style-name="T9">print "$animal: $answer.$/";</text:span></text:p>
          <text:p text:style-name="P18"><text:span text:style-name="T9">print '-'x 20, $/;</text:span></text:p>
          <text:p text:style-name="P18"><text:span text:style-name="T9">print 'Named reference: ',${animal},$/;</text:span></text:p>
          <text:p text:style-name="P18"><text:span text:style-name="T9">$Other::animal = 'llama';</text:span></text:p>
          <text:p text:style-name="P18"><text:span text:style-name="T9">print "From package 'Other': $Other::animal\n";</text:span></text:p>
          <text:p text:style-name="P18"><text:span text:style-name="T9">print 'Perl version: ',$]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Perl Array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Arrays are ordered lists of scalars indexed by number, starting with 0.</text:p>
              </text:list-item>
            </text:list>
          </draw:text-box>
        </draw:frame>
        <draw:custom-shape draw:style-name="gr8" draw:text-style-name="P20" draw:layer="layout" svg:width="21.8cm" svg:height="6cm" svg:x="1.7cm" svg:y="10cm">
          <text:p text:style-name="P18"><text:span text:style-name="T10">my @animals = ("camel", "llama", "пиле");</text:span></text:p>
          <text:p text:style-name="P18"><text:span text:style-name="T10">my @numbers = (23, 42, 69);</text:span></text:p>
          <text:p text:style-name="P18"><text:span text:style-name="T10">my @mixed <text:s text:c="2"/>= ("camel", 42, 1.23);</text:span></text:p>
          <text:p text:style-name="P18"><text:span text:style-name="T10">print @animals .$/;#what the...;) scalar context</text:span></text:p>
          <text:p text:style-name="P18"><text:span text:style-name="T10">print "@animals" . $/;#interpolated array</text:span></text:p>
          <text:p text:style-name="P18"><text:span text:style-name="T10">print "@animals @numbers" . $/;#interpolated arrays</text:span></text:p>
          <text:p text:style-name="P18"><text:span text:style-name="T10">print @animals, @numbers, <text:s/>$/;#list context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Perl Hash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Hashes are unordered collections of scalar values indexed by their associated string key.</text:p>
              </text:list-item>
            </text:list>
          </draw:text-box>
        </draw:frame>
        <draw:custom-shape draw:style-name="gr9" draw:text-style-name="P21" draw:layer="layout" svg:width="22.3cm" svg:height="7.485cm" svg:x="1.7cm" svg:y="10cm">
          <text:p text:style-name="P18"><text:span text:style-name="T10">my %fruit_colors = (</text:span></text:p>
          <text:p text:style-name="P18"><text:span text:style-name="T10"><text:s text:c="4"/></text:span><text:span text:style-name="T10">apple <text:s/>=&gt; "red",</text:span></text:p>
          <text:p text:style-name="P18"><text:span text:style-name="T10"><text:s text:c="4"/></text:span><text:span text:style-name="T10">banana =&gt; "yellow",</text:span></text:p>
          <text:p text:style-name="P18"><text:span text:style-name="T10">);</text:span></text:p>
          <text:p text:style-name="P18"><text:span text:style-name="T10">print </text:span></text:p>
          <text:p text:style-name="P18"><text:span text:style-name="T10"><text:s text:c="4"/></text:span><text:span text:style-name="T10">map { "$_ =&gt; $fruit_colors{$_}\n" } </text:span></text:p>
          <text:p text:style-name="P18"><text:span text:style-name="T10"><text:s text:c="8"/></text:span><text:span text:style-name="T10">sort</text:span></text:p>
          <text:p text:style-name="P18"><text:span text:style-name="T10"><text:s text:c="12"/></text:span><text:span text:style-name="T10">keys %fruit_colors;</text:span></text:p>
          <text:p text:style-name="P18"><text:span text:style-name="T10">print "%fruit_colors\n"; #hashes can NOT be interpolate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8" draw:style-name="dp4" draw:master-page-name="Standard" presentation:presentation-page-layout-name="AL1T0" presentation:use-date-time-name="dtd1">
        <office:forms form:automatic-focus="false" form:apply-design-mode="false"/>
        <draw:frame presentation:style-name="pr8" draw:text-style-name="P3" draw:layer="layout" svg:width="22.859cm" svg:height="3.18cm" svg:x="1.27cm" svg:y="0.759cm" presentation:class="title">
          <draw:text-box>
            <text:p text:style-name="P3">Back to Scalars!..</text:p>
          </draw:text-box>
        </draw:frame>
        <presentation:notes draw:style-name="dp2">
          <draw:page-thumbnail draw:style-name="gr6" draw:layer="layout" svg:width="13.943cm" svg:height="10.66cm" svg:x="2.887cm" svg:y="2.16cm" draw:page-number="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Scalar values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1">All data in Perl is a scalar, an array of scalars, or a hash of scalars.</text:span></text:p>
              </text:list-item>
              <text:list-item>
                <text:p text:style-name="P10"><text:span text:style-name="T11">A scalar may contain one single value which is:</text:span></text:p>
                <text:list>
                  <text:list-item>
                    <text:p text:style-name="P10"><text:span text:style-name="T12">String</text:span></text:p>
                  </text:list-item>
                  <text:list-item>
                    <text:p text:style-name="P10"><text:span text:style-name="T12">Number</text:span></text:p>
                  </text:list-item>
                  <text:list-item>
                    <text:p text:style-name="P10"><text:span text:style-name="T12">Reference (more later)</text:span></text:p>
                  </text:list-item>
                  <text:list-item>
                    <text:p text:style-name="P10"><text:span text:style-name="T12">Filehandle (another time (I/O) )</text:span></text:p>
                  </text:list-item>
                </text:list>
              </text:list-item>
              <text:list-item>
                <text:p text:style-name="P10"><text:span text:style-name="T11">Conversion from one form to another is transparent</text:span></text:p>
              </text:list-item>
              <text:list-item>
                <text:p text:style-name="P10"><text:span text:style-name="T11">Scalar values are by default undefined.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17.599cm" svg:height="3.023cm" svg:x="7.099cm" svg:y="-0.05cm" presentation:class="title" presentation:user-transformed="true">
          <draw:text-box>
            <text:p text:style-name="P10"><text:span text:style-name="T13">What are scalars (revisited)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A scalar is a single string, number, or a reference to something.</text:p>
              </text:list-item>
              <text:list-item>
                <text:p text:style-name="P10">A scalar value is interpreted as TRUE in the Boolean sense if it is not the null string or the number 0 (or its string equivalent, "0").</text:p>
              </text:list-item>
            </text:list>
          </draw:text-box>
        </draw:frame>
        <draw:custom-shape draw:style-name="gr10" draw:text-style-name="P21" draw:layer="layout" svg:width="22.3cm" svg:height="4.165cm" svg:x="1.7cm" svg:y="12.3cm">
          <text:p text:style-name="P18"><text:span text:style-name="T10">#try this on the commandline</text:span></text:p>
          <text:p text:style-name="P18"><text:span text:style-name="T10">&gt;perl -e 'print "true\n" if "0" '</text:span></text:p>
          <text:p text:style-name="P18"><text:span text:style-name="T10">&gt;perl -e 'print "false\n" unless "0" '</text:span></text:p>
          <text:p text:style-name="P18"><text:span text:style-name="T10">&gt;...</text:span></text:p>
          <text:p text:style-name="P18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0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17.599cm" svg:height="3.023cm" svg:x="7.099cm" svg:y="-0.05cm" presentation:class="title" presentation:user-transformed="true">
          <draw:text-box>
            <text:p text:style-name="P10"><text:span text:style-name="T13">Scalar functions or operators?</text:span></text:p>
          </draw:text-box>
        </draw:frame>
        <draw:frame presentation:style-name="pr6" draw:text-style-name="P2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1">Many of the built-in functions in Perl are referred often to as named operators</text:span></text:p>
              </text:list-item>
              <text:list-item>
                <text:p text:style-name="P10"><text:span text:style-name="T11">There are several categories depending on the usage, type of <text:s/>manipulated or produced data, etc.</text:span></text:p>
              </text:list-item>
              <text:list-item>
                <text:p text:style-name="P10"><text:span text:style-name="T11">For example:</text:span></text:p>
                <text:list>
                  <text:list-item>
                    <text:p text:style-name="P10"><text:span text:style-name="T12">Functions for SCALARs or strings</text:span></text:p>
                  </text:list-item>
                  <text:list-item>
                    <text:p text:style-name="P10"><text:span text:style-name="T12">Numeric functions</text:span></text:p>
                  </text:list-item>
                  <text:list-item>
                    <text:p text:style-name="P10"><text:span text:style-name="T12">Regular expressions and pattern matching...</text:span></text:p>
                  </text:list-item>
                </text:list>
              </text:list-item>
              <text:list-item>
                <text:p text:style-name="P10"><text:span text:style-name="T12">One function/operator may fall in one or more categories depending on the context.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11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Assignment operator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The most common operation on a scalar (or array, or hash) variable is assignment.</text:p>
              </text:list-item>
              <text:list-item>
                <text:p text:style-name="P10">This way we give a value to a variable.</text:p>
              </text:list-item>
              <text:list-item>
                <text:p text:style-name="P10">This way we give a name to a literal value.</text:p>
              </text:list-item>
            </text:list>
          </draw:text-box>
        </draw:frame>
        <draw:custom-shape draw:style-name="gr11" draw:text-style-name="P24" draw:layer="layout" svg:width="21.5cm" svg:height="2.5cm" svg:x="2cm" svg:y="14.5cm">
          <text:p text:style-name="P18"><text:span text:style-name="T9">my $name = 'Larry Wall';</text:span></text:p>
          <text:p text:style-name="P18"><text:span text:style-name="T9">print 'My name is ', $name, 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2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Numeric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Named operators (functions) that act on numbers and <text:s/>produce numbers</text:p>
                <text:list>
                  <text:list-item>
                    <text:p text:style-name="P10">abs, hex, oct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13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Numeric operator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abs VALUE</text:span><text:span text:style-name="T8"><text:line-break/></text:span><text:span text:style-name="T8">abs</text:span><text:span text:style-name="T8"><text:line-break/></text:span><text:span text:style-name="T8">Returns the absolute value of its argument. If VALUE is omitted, uses $_.</text:span></text:p>
              </text:list-item>
              <text:list-item>
                <text:p text:style-name="P10"><text:span text:style-name="T8">See perlfunc/abs</text:span></text:p>
              </text:list-item>
            </text:list>
          </draw:text-box>
        </draw:frame>
        <draw:custom-shape draw:style-name="gr12" draw:text-style-name="P19" draw:layer="layout" svg:width="21.603cm" svg:height="2.908cm" svg:x="1.7cm" svg:y="11.856cm">
          <text:p text:style-name="P18"><text:span text:style-name="T9">my $answer = -22;</text:span></text:p>
          <text:p text:style-name="P18"><text:span text:style-name="T9">print abs $answer;</text:span></text:p>
          <text:p text:style-name="P18"><text:span text:style-name="T9">print abs "$answer"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4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Numeric operator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hex EXPR</text:span><text:span text:style-name="T8"><text:line-break/></text:span><text:span text:style-name="T8">hex </text:span><text:span text:style-name="T8"><text:line-break/></text:span><text:span text:style-name="T8">Interprets EXPR as a hex string and returns the decimal value. (To convert strings that might start with either 0, 0x, or 0b, see oct.) If EXPR is omitted, uses $_.</text:span></text:p>
              </text:list-item>
              <text:list-item>
                <text:p text:style-name="P10"><text:span text:style-name="T8">To present something as hex, look into printf, sprintf, or unpack.</text:span></text:p>
              </text:list-item>
              <text:list-item>
                <text:p text:style-name="P10"><text:span text:style-name="T8">See perlfunc/hex</text:span></text:p>
              </text:list-item>
            </text:list>
          </draw:text-box>
        </draw:frame>
        <draw:custom-shape draw:style-name="gr13" draw:text-style-name="P24" draw:layer="layout" svg:width="21.5cm" svg:height="3.2cm" svg:x="2cm" svg:y="14.5cm">
          <text:p text:style-name="P18"><text:span text:style-name="T9">print hex '0xBf';</text:span></text:p>
          <text:p text:style-name="P18"><text:span text:style-name="T9">print hex 'bF'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5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Numeric operators</text:p>
          </draw:text-box>
        </draw:frame>
        <draw:frame presentation:style-name="pr6" draw:text-style-name="P2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12">oct EXPR</text:span><text:span text:style-name="T12"><text:line-break/></text:span><text:span text:style-name="T12">oct <text:s/></text:span><text:span text:style-name="T12"><text:line-break/></text:span><text:span text:style-name="T12">Interprets EXPR as an octal string and returns the corresponding value. </text:span></text:p>
                <text:list>
                  <text:list-item>
                    <text:p text:style-name="P25"><text:span text:style-name="T14">If EXPR starts off with 0x, interprets it as a hex string. </text:span></text:p>
                  </text:list-item>
                  <text:list-item>
                    <text:p text:style-name="P25"><text:span text:style-name="T14">If EXPR starts off with 0b, it is interpreted as a binary string. </text:span></text:p>
                  </text:list-item>
                  <text:list-item>
                    <text:p text:style-name="P25"><text:span text:style-name="T14">Leading whitespace is ignored in all three cases.</text:span></text:p>
                  </text:list-item>
                  <text:list-item>
                    <text:p text:style-name="P25"><text:span text:style-name="T14">If EXPR is omitted, uses $_. </text:span></text:p>
                  </text:list-item>
                  <text:list-item>
                    <text:p text:style-name="P25"><text:span text:style-name="T14">To go the other way (produce a number in octal), use sprintf() or printf()</text:span></text:p>
                  </text:list-item>
                </text:list>
              </text:list-item>
            </text:list>
          </draw:text-box>
        </draw:frame>
        <draw:custom-shape draw:style-name="gr14" draw:text-style-name="P21" draw:layer="layout" svg:width="21.603cm" svg:height="3.405cm" svg:x="1.897cm" svg:y="14.7cm">
          <text:p text:style-name="P18"><text:span text:style-name="T10">print( oct 0b10, $/);</text:span></text:p>
          <text:p text:style-name="P18"><text:span text:style-name="T10">print( oct '0xBf', $/);</text:span></text:p>
          <text:p text:style-name="P18"><text:span text:style-name="T10">print( oct '07', $/);</text:span></text:p>
          <text:p text:style-name="P18"><text:span text:style-name="T10">print( oct '0777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6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-0.05cm" presentation:class="title" presentation:user-transformed="true">
          <draw:text-box>
            <text:p text:style-name="P10">String operator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Named operators (functions) for SCALARs or strings</text:p>
                <text:list>
                  <text:list-item>
                    <text:p text:style-name="P10">length, chop and chomp, uc/lc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1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String operators</text:p>
          </draw:text-box>
        </draw:frame>
        <draw:frame presentation:style-name="pr9" draw:text-style-name="P26" draw:layer="layout" svg:width="23.596cm" svg:height="9.882cm" svg:x="0.9cm" svg:y="3.522cm" presentation:class="outline" presentation:user-transformed="true">
          <draw:text-box>
            <text:list text:style-name="L4">
              <text:list-item>
                <text:p text:style-name="P10"><text:span text:style-name="T12">length EXPR</text:span><text:span text:style-name="T12"><text:line-break/></text:span><text:span text:style-name="T12">length</text:span><text:span text:style-name="T12"><text:line-break/></text:span><text:span text:style-name="T12">Returns the length in </text:span><text:span text:style-name="T15">characters</text:span><text:span text:style-name="T12"> of the value of EXPR. </text:span></text:p>
                <text:list>
                  <text:list-item>
                    <text:p text:style-name="P27"><text:span text:style-name="T14">If EXPR is omitted, returns length of $_. </text:span></text:p>
                  </text:list-item>
                  <text:list-item>
                    <text:p text:style-name="P27"><text:span text:style-name="T14">Cannot be used on an array or hash to find out how many elements these have. </text:span></text:p>
                  </text:list-item>
                  <text:list-item>
                    <text:p text:style-name="P27"><text:span text:style-name="T14">For that, use </text:span><text:span text:style-name="T16">scalar @array</text:span><text:span text:style-name="T14"> and </text:span><text:span text:style-name="T16">scalar keys %hash</text:span><text:span text:style-name="T14"> respectively.</text:span></text:p>
                  </text:list-item>
                  <text:list-item>
                    <text:p text:style-name="P27"><text:span text:style-name="T14">if the EXPR is in Unicode, you will get the number of characters, not the number of bytes</text:span></text:p>
                  </text:list-item>
                </text:list>
              </text:list-item>
            </text:list>
          </draw:text-box>
        </draw:frame>
        <draw:custom-shape draw:style-name="gr15" draw:text-style-name="P21" draw:layer="layout" svg:width="21.603cm" svg:height="4.925cm" svg:x="2cm" svg:y="13.207cm">
          <text:p text:style-name="P18"><text:span text:style-name="T10">use utf8;</text:span></text:p>
          <text:p text:style-name="P18"><text:span text:style-name="T10">print( length 'kniga' , $/);</text:span></text:p>
          <text:p text:style-name="P18"><text:span text:style-name="T10">use bytes;</text:span></text:p>
          <text:p text:style-name="P18"><text:span text:style-name="T10">print( length 'книга', $/);</text:span></text:p>
          <text:p text:style-name="P18"><text:span text:style-name="T10">no bytes;</text:span></text:p>
          <text:p text:style-name="P18"><text:span text:style-name="T10">print( length 'книга'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8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String operator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chop VARIABLE</text:span><text:span text:style-name="T8"><text:line-break/></text:span><text:span text:style-name="T8">chop( LIST )</text:span><text:span text:style-name="T8"><text:line-break/></text:span><text:span text:style-name="T8">chop</text:span><text:span text:style-name="T8"><text:line-break/></text:span><text:span text:style-name="T17">Chops off the last character of a string and returns the character chopped. </text:span></text:p>
                <text:list>
                  <text:list-item>
                    <text:p text:style-name="P27"><text:span text:style-name="T18">If VARIABLE is omitted, chops $_. </text:span></text:p>
                  </text:list-item>
                  <text:list-item>
                    <text:p text:style-name="P27"><text:span text:style-name="T18">If VARIABLE is a hash, it chops the hash's values, but not its keys.</text:span></text:p>
                  </text:list-item>
                  <text:list-item>
                    <text:p text:style-name="P27"><text:span text:style-name="T18">If you chop a list, each element is chopped. Only the value of the last chop is returned.</text:span></text:p>
                  </text:list-item>
                </text:list>
              </text:list-item>
            </text:list>
          </draw:text-box>
        </draw:frame>
        <draw:custom-shape draw:style-name="gr16" draw:text-style-name="P21" draw:layer="layout" svg:width="21.603cm" svg:height="4.925cm" svg:x="2.001cm" svg:y="13.208cm">
          <text:p text:style-name="P18"><text:span text:style-name="T10">#!/usr/bin/perl -C</text:span></text:p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bob_latin, $bob_cyr) = ('bob', 'боб');</text:span></text:p>
          <text:p text:style-name="P18"><text:span text:style-name="T10">print( chop($bob_latin) , $/, chop($bob_cyr) , $/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19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String operators</text:p>
          </draw:text-box>
        </draw:frame>
        <draw:frame presentation:style-name="pr6" draw:text-style-name="P16" draw:layer="layout" svg:width="23.596cm" svg:height="14.825cm" svg:x="0.9cm" svg:y="2.822cm" presentation:class="outline" presentation:user-transformed="true">
          <draw:text-box>
            <text:list text:style-name="L4">
              <text:list-item>
                <text:p text:style-name="P10"><text:span text:style-name="T8">chomp VARIABLE</text:span><text:span text:style-name="T8"><text:line-break/></text:span><text:span text:style-name="T8">chomp( LIST )</text:span><text:span text:style-name="T8"><text:line-break/></text:span><text:span text:style-name="T8">chomp</text:span><text:span text:style-name="T8"><text:line-break/></text:span><text:span text:style-name="T12">Safer version of chop. </text:span></text:p>
                <text:list>
                  <text:list-item>
                    <text:p text:style-name="P28"><text:span text:style-name="T14">Removes any trailing string that corresponds to the current value of $/.</text:span></text:p>
                  </text:list-item>
                  <text:list-item>
                    <text:p text:style-name="P28"><text:span text:style-name="T14">Returns the total number of characters removed from all its arguments.</text:span></text:p>
                  </text:list-item>
                </text:list>
              </text:list-item>
            </text:list>
          </draw:text-box>
        </draw:frame>
        <draw:custom-shape draw:style-name="gr17" draw:text-style-name="P21" draw:layer="layout" svg:width="21.603cm" svg:height="5.685cm" svg:x="2cm" svg:y="12cm"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bob_latin, $bob_cyr) = ("bob\n", "боб$/");</text:span></text:p>
          <text:p text:style-name="P18"><text:span text:style-name="T10">print( $bob_latin, $bob_cyr, $/ );</text:span></text:p>
          <text:p text:style-name="P18"><text:span text:style-name="T10">print( chomp($bob_latin,$bob_cyr) , $/ );</text:span></text:p>
          <text:p text:style-name="P18"><text:span text:style-name="T10">print( $bob_latin, $bob_cyr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20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String operator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lc EXPR</text:span><text:span text:style-name="T8"><text:line-break/></text:span><text:span text:style-name="T8">lc</text:span><text:span text:style-name="T8"><text:line-break/></text:span><text:span text:style-name="T8">Returns a lowercased version of EXPR. If EXPR is omitted, uses $_.</text:span></text:p>
              </text:list-item>
              <text:list-item>
                <text:p text:style-name="P10"><text:span text:style-name="T8">uc EXPR</text:span><text:span text:style-name="T8"><text:line-break/></text:span><text:span text:style-name="T8">uc</text:span><text:span text:style-name="T8"><text:line-break/></text:span><text:span text:style-name="T8">Returns an uppercased version of EXPR. If EXPR is omitted, uses $_.</text:span></text:p>
              </text:list-item>
            </text:list>
          </draw:text-box>
        </draw:frame>
        <draw:custom-shape draw:style-name="gr18" draw:text-style-name="P21" draw:layer="layout" svg:width="21.603cm" svg:height="4.165cm" svg:x="2.002cm" svg:y="12.8cm">
          <text:p text:style-name="P18"><text:span text:style-name="T10">#binmode(STDOUT, ':encoding(cp866)');#on win32</text:span></text:p>
          <text:p text:style-name="P18"><text:span text:style-name="T10">use utf8; <text:s text:c="3"/></text:span></text:p>
          <text:p text:style-name="P18"><text:span text:style-name="T10">binmode(STDOUT, ':utf8');</text:span></text:p>
          <text:p text:style-name="P18"><text:span text:style-name="T10">my ($lcstr, $ucstr) = ("BOB\n", "боб$/");</text:span></text:p>
          <text:p text:style-name="P18"><text:span text:style-name="T10">print( lc $lcstr, uc($ucstr), $/ 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2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Un/defined quantiti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undef <text:s text:c="3"/>=&gt; nothing, empty, void</text:p>
              </text:list-item>
              <text:list-item>
                <text:p text:style-name="P10">defined =&gt; something not undef :)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22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Un/defined quantities</text:p>
          </draw:text-box>
        </draw:frame>
        <draw:frame presentation:style-name="pr6" draw:text-style-name="P16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8">undef EXPR</text:span><text:span text:style-name="T8"><text:line-break/></text:span><text:span text:style-name="T8">undef</text:span><text:span text:style-name="T8"><text:line-break/></text:span><text:span text:style-name="T12">Undefines the value of EXPR, which must be an lvalue. </text:span></text:p>
                <text:list>
                  <text:list-item>
                    <text:p text:style-name="P10"><text:span text:style-name="T17">Use only on a scalar value, an array (using @), a hash (using %), a subroutine (using &amp;), or a typeglob (using *)...</text:span></text:p>
                  </text:list-item>
                  <text:list-item>
                    <text:p text:style-name="P10"><text:span text:style-name="T17">Always returns the undefined value.</text:span></text:p>
                  </text:list-item>
                </text:list>
              </text:list-item>
            </text:list>
          </draw:text-box>
        </draw:frame>
        <draw:custom-shape draw:style-name="gr19" draw:text-style-name="P21" draw:layer="layout" svg:width="21.603cm" svg:height="5.685cm" svg:x="2.002cm" svg:y="12.2cm">
          <text:p text:style-name="P18"><text:span text:style-name="T10">use strict; use warnings; use diagnostics;</text:span></text:p>
          <text:p text:style-name="P18"><text:span text:style-name="T10">my $name;</text:span></text:p>
          <text:p text:style-name="P18"><text:span text:style-name="T10">print $name ,$/;</text:span></text:p>
          <text:p text:style-name="P18"><text:span text:style-name="T10">$name ="Larry";</text:span></text:p>
          <text:p text:style-name="P18"><text:span text:style-name="T10">print $name ,$/;</text:span></text:p>
          <text:p text:style-name="P18"><text:span text:style-name="T10">undef $name ;</text:span></text:p>
          <text:p text:style-name="P18"><text:span text:style-name="T10">print $name ,$/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23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5" draw:text-style-name="P10" draw:layer="layout" svg:width="17.599cm" svg:height="3.023cm" svg:x="7.099cm" svg:y="0cm" presentation:class="title" presentation:user-transformed="true">
          <draw:text-box>
            <text:p text:style-name="P10">Un/defined quantities</text:p>
          </draw:text-box>
        </draw:frame>
        <draw:frame presentation:style-name="pr6" draw:text-style-name="P26" draw:layer="layout" svg:width="23.596cm" svg:height="14.825cm" svg:x="0.8cm" svg:y="2.322cm" presentation:class="outline" presentation:user-transformed="true">
          <draw:text-box>
            <text:list text:style-name="L4">
              <text:list-item>
                <text:p text:style-name="P10"><text:span text:style-name="T12">defined EXPR</text:span><text:span text:style-name="T12"><text:line-break/></text:span><text:span text:style-name="T12">defined</text:span><text:span text:style-name="T12"><text:line-break/></text:span><text:span text:style-name="T17">Returns a Boolean value telling whether EXPR has a value other than the undefined value undef. </text:span></text:p>
                <text:list>
                  <text:list-item>
                    <text:p text:style-name="P29"><text:span text:style-name="T14">If EXPR is not present, $_ will be checked.</text:span></text:p>
                  </text:list-item>
                  <text:list-item>
                    <text:p text:style-name="P29"><text:span text:style-name="T14">Allows you to distinguish undef from other values. </text:span></text:p>
                  </text:list-item>
                  <text:list-item>
                    <text:p text:style-name="P29"><text:span text:style-name="T14">A simple Boolean test will not distinguish among undef, zero, the empty string, and "0", which are all equally false.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21.603cm" svg:height="6.4cm" svg:x="2.002cm" svg:y="12.2cm">
          <text:p text:style-name="P18"><text:span text:style-name="T19">my $data;</text:span></text:p>
          <text:p text:style-name="P18"><text:span text:style-name="T19">print $data if defined($data);</text:span></text:p>
          <text:p text:style-name="P18"><text:span text:style-name="T19">$data = 0;</text:span></text:p>
          <text:p text:style-name="P18"><text:span text:style-name="T19">print defined($data);</text:span></text:p>
          <text:p text:style-name="P18"><text:span text:style-name="T19">print <text:s/>$data if defined($data);</text:span></text:p>
          <text:p text:style-name="P18"><text:span text:style-name="T19">undef $data;</text:span></text:p>
          <text:p text:style-name="P18"><text:span text:style-name="T19">print defined($data);</text:span></text:p>
          <text:p text:style-name="P18"><text:span text:style-name="T19">$_ = 2;</text:span></text:p>
          <text:p text:style-name="P18"><text:span text:style-name="T19">print defined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24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5" draw:text-style-name="P23" draw:layer="layout" svg:width="17.599cm" svg:height="3.023cm" svg:x="7.099cm" svg:y="-0.05cm" presentation:class="title" presentation:user-transformed="true">
          <draw:text-box>
            <text:p text:style-name="P10"><text:span text:style-name="T13">Scalar functions (summary)</text:span></text:p>
          </draw:text-box>
        </draw:frame>
        <draw:frame presentation:style-name="pr6" draw:text-style-name="P3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20">Functions for SCALARs or strings</text:span></text:p>
                <text:list>
                  <text:list-item>
                    <text:p text:style-name="P10"><text:span text:style-name="T8">chomp, chop, chr, crypt, hex, index, lc, lcfirst, length, oct, ord, pack, q//, qq//, reverse, rindex, sprintf, substr, tr///, uc, ucfirst, y///</text:span></text:p>
                  </text:list-item>
                </text:list>
              </text:list-item>
              <text:list-item>
                <text:p text:style-name="P10"><text:span text:style-name="T20">Numeric functions</text:span></text:p>
                <text:list>
                  <text:list-item>
                    <text:p text:style-name="P10"><text:span text:style-name="T8">abs, atan2, cos, exp, hex, int, log, oct, rand, sin, sqrt, srand</text:span></text:p>
                  </text:list-item>
                </text:list>
              </text:list-item>
              <text:list-item>
                <text:p text:style-name="P10"><text:span text:style-name="T20">Miscellaneous functions</text:span></text:p>
              </text:list-item>
              <text:list-item>
                <text:p text:style-name="P10"><text:span text:style-name="T8">defined, eval, formline, local, my, our, reset, scalar, undef, wantarray</text:span></text:p>
              </text:list-item>
              <text:list-item>
                <text:p text:style-name="P10"><text:span text:style-name="T20">See perlfunc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25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8" draw:text-style-name="P23" draw:layer="layout" svg:width="22.859cm" svg:height="3.18cm" svg:x="1.27cm" svg:y="0.759cm" presentation:class="title">
          <draw:text-box>
            <text:p text:style-name="P10"><text:span text:style-name="T13">Type casting operations :X :(</text:span>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C Operators Missing From Perl:</text:p>
                <text:list>
                  <text:list-item>
                    <text:p text:style-name="P10">Type-casting operator</text:p>
                  </text:list-item>
                  <text:list-item>
                    <text:p text:style-name="P10">...</text:p>
                  </text:list-item>
                </text:list>
              </text:list-item>
              <text:list-item>
                <text:p text:style-name="P10">From perlglossary:</text:p>
                <text:list>
                  <text:list-item>
                    <text:p text:style-name="P10">type casting: Converting data from one type to another. C permits this. Perl does not need it. Nor want it.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26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References</text:p>
          </draw:text-box>
        </draw:frame>
        <draw:frame presentation:style-name="pr6" draw:text-style-name="P32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<text:span text:style-name="T21">A scalar can also contain a </text:span><text:span text:style-name="T22">reference.</text:span></text:p>
              </text:list-item>
              <text:list-item>
                <text:p text:style-name="P10"><text:span text:style-name="T23">A reference is just a piece of data pointing to another piece of data (anonymous or named).</text:span></text:p>
              </text:list-item>
              <text:list-item>
                <text:p text:style-name="P10"><text:span text:style-name="T23">In Perl, a reference is always a scalar, although the data it refers to may not be</text:span></text:p>
              </text:list-item>
              <text:list-item>
                <text:p text:style-name="P10"><text:span text:style-name="T23">Languages like C and C++ have a feature that's similar to references, called pointers.</text:span></text:p>
              </text:list-item>
              <text:list-item>
                <text:p text:style-name="P10"><text:span text:style-name="T23">Pointers leave interpretation of what's there for the programmer</text:span></text:p>
              </text:list-item>
              <text:list-item>
                <text:p text:style-name="P10"><text:span text:style-name="T23">References only store memory locations for specific, clearly defined data structures – maybe not predefined, but defined nevertheless. </text:span></text:p>
              </text:list-item>
              <text:list-item>
                <text:p text:style-name="P10"><text:span text:style-name="T23">References allow you to leave the arrangement of computer memory to the computer itself.</text:span></text:p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27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References</text:p>
          </draw:text-box>
        </draw:frame>
        <draw:frame presentation:style-name="pr10" draw:text-style-name="P15" draw:layer="layout" svg:width="23.596cm" svg:height="14.026cm" svg:x="0.9cm" svg:y="3.522cm" presentation:class="outline" presentation:user-transformed="true">
          <draw:text-box>
            <text:list text:style-name="L4">
              <text:list-item>
                <text:p text:style-name="P10">ref EXPR<text:line-break/>ref<text:line-break/><text:span text:style-name="T12">Returns a non-empty string if EXPR is a reference, the empty string otherwise. </text:span></text:p>
                <text:list>
                  <text:list-item>
                    <text:p text:style-name="P33"><text:span text:style-name="T24">If EXPR is not specified, $_ will be used. </text:span></text:p>
                  </text:list-item>
                  <text:list-item>
                    <text:p text:style-name="P33"><text:span text:style-name="T24">The value returned depends on the type of thing the reference is a reference to. </text:span></text:p>
                  </text:list-item>
                  <text:list-item>
                    <text:p text:style-name="P33"><text:span text:style-name="T24">Builtin types include:</text:span><text:span text:style-name="T24"><text:line-break/></text:span><text:span text:style-name="T24">SCALAR, ARRAY, HASH, CODE, REF, GLOB, LVALUE, FORMAT, IO, Regexp</text:span></text:p>
                  </text:list-item>
                  <text:list-item>
                    <text:p text:style-name="P33"><text:span text:style-name="T24">If the referenced object has been </text:span><text:span text:style-name="T25">bless</text:span><text:span text:style-name="T24">ed into a package, then that package name is returned instead.</text:span></text:p>
                  </text:list-item>
                  <text:list-item>
                    <text:p text:style-name="P33"><text:span text:style-name="T24">You can think of </text:span><text:span text:style-name="T25">ref</text:span><text:span text:style-name="T24"> as a </text:span><text:span text:style-name="T26">typeof</text:span><text:span text:style-name="T24"> operator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6" draw:layer="layout" svg:width="13.943cm" svg:height="10.66cm" svg:x="2.887cm" svg:y="2.16cm" draw:page-number="28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References</text:p>
          </draw:text-box>
        </draw:frame>
        <draw:frame presentation:style-name="pr6" draw:text-style-name="P15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0">Example<text:line-break/><text:line-break/><text:line-break/><text:line-break/><text:line-break/><text:line-break/></text:p>
              </text:list-item>
              <text:list-item>
                <text:p text:style-name="P10">References will be discussed another time</text:p>
              </text:list-item>
            </text:list>
          </draw:text-box>
        </draw:frame>
        <draw:custom-shape draw:style-name="gr20" draw:text-style-name="P21" draw:layer="layout" svg:width="21.603cm" svg:height="5.685cm" svg:x="1.897cm" svg:y="5.6cm">
          <text:p text:style-name="P18"><text:span text:style-name="T10">use Data::Dumper; <text:s/></text:span></text:p>
          <text:p text:style-name="P18"><text:span text:style-name="T10">my %hash <text:s text:c="2"/>= (me =&gt;'you' );</text:span></text:p>
          <text:p text:style-name="P18"><text:span text:style-name="T10">my @array <text:s/>= ('we',\%hash,['them']);</text:span></text:p>
          <text:p text:style-name="P18"><text:span text:style-name="T10">my $scalar = \@array;</text:span></text:p>
          <text:p text:style-name="P18"><text:span text:style-name="T10">print ref $scalar, $/;</text:span></text:p>
          <text:p text:style-name="P18"><text:span text:style-name="T10">print $scalar,$/;</text:span></text:p>
          <text:p text:style-name="P18"><text:span text:style-name="T10">print Dumper($scalar)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6" draw:layer="layout" svg:width="13.943cm" svg:height="10.66cm" svg:x="2.887cm" svg:y="2.16cm" draw:page-number="29" presentation:class="page"/>
          <draw:frame presentation:style-name="pr7" draw:text-style-name="P10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Standard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34"><text:span text:style-name="T6">Scalar data types</text:span></text:p>
          </draw:text-box>
        </draw:frame>
        <draw:frame presentation:style-name="pr11" draw:text-style-name="P36" draw:layer="layout" svg:width="12.801cm" svg:height="3.405cm" svg:x="6.499cm" svg:y="7.523cm" presentation:class="outline" presentation:user-transformed="true">
          <draw:text-box>
            <text:p text:style-name="P35"><text:span text:style-name="T27">Questions?</text:span></text:p>
          </draw:text-box>
        </draw:frame>
        <draw:frame draw:style-name="gr21" draw:text-style-name="P8" draw:layer="layout" svg:width="17.774cm" svg:height="0.911cm" svg:x="3.813cm" svg:y="16.842cm">
          <draw:text-box>
            <text:p text:style-name="P37"><text:span text:style-name="T5">With the kind support of </text:span><text:span text:style-name="T28">http://chainsolutions.net/</text:span></text:p>
          </draw:text-box>
        </draw:frame>
        <presentation:notes draw:style-name="dp5">
          <draw:page-thumbnail draw:layer="layout" svg:width="14.213cm" svg:height="10.659cm" svg:x="2.756cm" svg:y="2.134cm" draw:page-number="30"/>
          <draw:frame presentation:style-name="pr2" draw:text-style-name="P10" draw:layer="layout" svg:width="14.46cm" svg:height="12.79cm" svg:x="2.628cm" svg:y="13.503cm" presentation:class="notes" presentation:placeholder="true" presentation:user-transformed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8" draw:text-style-name="P10" draw:layer="layout" svg:width="22.859cm" svg:height="3.18cm" svg:x="1.27cm" svg:y="0.759cm" presentation:class="title">
          <draw:text-box>
            <text:p text:style-name="P10">Exercises</text:p>
          </draw:text-box>
        </draw:frame>
        <draw:frame presentation:style-name="pr12" draw:text-style-name="P26" draw:layer="layout" svg:width="23.596cm" svg:height="14.825cm" svg:x="0.9cm" svg:y="3.522cm" presentation:class="outline" presentation:user-transformed="true">
          <draw:text-box>
            <text:list text:style-name="L5">
              <text:list-item>
                <text:p text:style-name="P10"><text:span text:style-name="T12">Write a program that converts a given hex digit to decimal and displays it on the screen.</text:span></text:p>
              </text:list-item>
              <text:list-item>
                <text:p text:style-name="P10"><text:span text:style-name="T12">Write <text:s/>a program which displays the absolute of a negative number.</text:span></text:p>
              </text:list-item>
              <text:list-item>
                <text:p text:style-name="P10"><text:span text:style-name="T12">Write a program which removes the last letter from a string (no matter what the string is) and displays the letter on the screen.</text:span></text:p>
              </text:list-item>
              <text:list-item>
                <text:p text:style-name="P10"><text:span text:style-name="T12">Write a program which converts a number to its corresponding character and displays the letter on the screen.</text:span></text:p>
              </text:list-item>
              <text:list-item>
                <text:p text:style-name="P10"><text:span text:style-name="T12">Write a program which prints the string 'Здрасти' 3 times on 3 separate lines using only one print statement.</text:span></text:p>
              </text:list-item>
            </text:list>
          </draw:text-box>
        </draw:frame>
        <presentation:notes draw:style-name="dp5">
          <draw:page-thumbnail draw:style-name="gr6" draw:layer="layout" svg:width="13.943cm" svg:height="10.66cm" svg:x="2.887cm" svg:y="2.16cm" draw:page-number="31" presentation:class="page"/>
          <draw:frame presentation:style-name="pr7" draw:text-style-name="P17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Обикновен" style:font-family-generic="modern" style:font-pitch="fixed"/>
    <style:font-face style:name="Lucida Sans Typewriter3" svg:font-family="'Lucida Sans Typewriter'" style:font-adornments="Обикновен" style:font-family-generic="modern" style:font-pitch="fixed"/>
    <style:font-face style:name="Arial1" svg:font-family="Arial" style:font-adornments="Обикновен" style:font-family-generic="swiss" style:font-pitch="fixed"/>
    <style:font-face style:name="Droid Sans Mono" svg:font-family="'Droid Sans Mono'" style:font-family-generic="swiss" style:font-pitch="fixed"/>
    <style:font-face style:name="Lucida Sans Typewriter4" svg:font-family="'Lucida Sans Typewriter'" style:font-adornments="Обикновен" style:font-family-generic="swiss" style:font-pitch="fixed"/>
    <style:font-face style:name="Arial Unicode MS1" svg:font-family="'Arial Unicode MS'" style:font-pitch="variable"/>
    <style:font-face style:name="Droid Sans1" svg:font-family="'Droid Sans'" style:font-pitch="variable"/>
    <style:font-face style:name="Lohit Hindi1" svg:font-family="'Lohit Hindi'" style:font-pitch="variable"/>
    <style:font-face style:name="Arial4" svg:font-family="Arial" style:font-family-generic="modern" style:font-pitch="variable"/>
    <style:font-face style:name="Courier New2" svg:font-family="'Courier New'" style:font-family-generic="modern" style:font-pitch="variable"/>
    <style:font-face style:name="Lucida Sans Typewriter2" svg:font-family="'Lucida Sans Typewriter'" style:font-adornments="Обикновен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 Typewriter" svg:font-family="'Lucida Sans Typewriter'" style:font-family-generic="roman" style:font-pitch="variable"/>
    <style:font-face style:name="Lucida Sans Typewriter1" svg:font-family="'Lucida Sans Typewriter'" style:font-adornments="Обикновен" style:font-family-generic="roman" style:font-pitch="variable"/>
    <style:font-face style:name="Nimbus Roman No9 L" svg:font-family="'Nimbus Roman No9 L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Обикновен" style:font-family-generic="swiss" style:font-pitch="variable"/>
    <style:font-face style:name="Arial Unicode MS2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xx" style:country-asian="none" style:font-name-complex="Lucida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4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6" draw:fill-image-name="Bitmape_20_3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Arial3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Lucida Sans Typewriter3" fo:font-family="'Lucida Sans Typewriter'" style:font-style-name="Обикновен" style:font-family-generic="modern" style:font-pitch="fixed" fo:font-size="24pt" fo:font-style="normal" fo:text-shadow="none" style:text-underline-style="none" fo:font-weight="normal" style:font-name-asian="Arial Unicode MS1" style:font-family-asian="'Arial Unicode MS'" style:font-pitch-asian="variable" style:font-size-asian="24pt" style:font-style-asian="normal" style:font-weight-asian="normal" style:font-name-complex="Arial Unicode MS1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Обект_20_без_20_запълване_20_и_20_очертание" style:display-name="Обект без запълване и очертание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8999996185303pt" style:font-style-asian="normal" style:font-weight-asian="normal" style:font-name-complex="Lohit Hindi" style:font-family-complex="'Lohit Hindi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style:font-name="Arial3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число&gt;</text:page-number></text:span></text:p>
        </draw:text-box>
      </draw:frame>
    </style:handout-master>
    <style:master-page style:name="Standard" style:page-layout-name="PM1" draw:style-name="Mdp1">
      <draw:frame draw:style-name="Mgr3" draw:text-style-name="MP3" draw:layer="backgroundobjects" svg:width="2.829cm" svg:height="1.401cm" svg:x="0.2cm" svg:y="0.199cm">
        <draw:image xlink:href="Pictures/100002010000006B000000358834D150.png" xlink:type="simple" xlink:show="embed" xlink:actuate="onLoad">
          <text:p/>
        </draw:image>
      </draw:frame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8cm" svg:x="1.27cm" svg:y="4.457cm" presentation:class="outline" presentation:placeholder="true">
        <draw:text-box/>
      </draw:frame>
      <draw:frame presentation:style-name="Mpr1" draw:text-style-name="MP4" draw:layer="backgroundobjects" svg:width="5.917cm" svg:height="1.314cm" svg:x="1.27cm" svg:y="17.354cm" presentation:class="date-time">
        <draw:text-box>
          <text:p text:style-name="MP4"><text:span text:style-name="MT1"><presentation:date-time/></text:span></text:p>
        </draw:text-box>
      </draw:frame>
      <draw:frame presentation:style-name="Mpr1" draw:text-style-name="MP5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6" draw:layer="backgroundobjects" svg:width="5.917cm" svg:height="1.314cm" svg:x="18.211cm" svg:y="17.354cm" presentation:class="page-number">
        <draw:text-box>
          <text:p text:style-name="MP6"><text:span text:style-name="MT1"><text:page-number>&lt;число&gt;</text:page-number></text:span></text:p>
        </draw:text-box>
      </draw:frame>
      <presentation:notes style:page-layout-name="PM0">
        <draw:page-thumbnail presentation:style-name="Standard-title" draw:layer="backgroundobjects" svg:width="13.943cm" svg:height="10.66cm" svg:x="2.887cm" svg:y="2.16cm" presentation:class="page"/>
        <draw:frame presentation:style-name="Standard-notes" draw:layer="backgroundobjects" svg:width="15.775cm" svg:height="12.793cm" svg:x="1.972cm" svg:y="13.503cm" presentation:class="notes" presentation:placeholder="true">
          <draw:text-box/>
        </draw:frame>
        <draw:frame presentation:style-name="Mpr2" draw:text-style-name="MP4" draw:layer="backgroundobjects" svg:width="8.558cm" svg:height="1.421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" draw:text-style-name="MP6" draw:layer="backgroundobjects" svg:width="8.558cm" svg:height="1.421cm" svg:x="11.161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" draw:text-style-name="MP4" draw:layer="backgroundobjects" svg:width="8.558cm" svg:height="1.421cm" svg:x="0cm" svg:y="27.008cm" presentation:class="footer">
          <draw:text-box>
            <text:p text:style-name="MP4"><text:span text:style-name="MT1"><presentation:footer/></text:span></text:p>
          </draw:text-box>
        </draw:frame>
        <draw:frame presentation:style-name="Mpr3" draw:text-style-name="MP6" draw:layer="backgroundobjects" svg:width="8.558cm" svg:height="1.421cm" svg:x="11.161cm" svg:y="27.008cm" presentation:class="page-number">
          <draw:text-box>
            <text:p text:style-name="MP6"><text:span text:style-name="MT1"><text:page-number>&lt;число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3.3$Linux_X86_64 LibreOffice_project/420m0$Build-3</meta:generator>
    <dc:title>Perl Programming Course</dc:title>
    <meta:initial-creator>Красимир Беров</meta:initial-creator>
    <meta:creation-date>2008-01-19T20:27:11</meta:creation-date>
    <dc:date>2014-06-10T21:23:15.104465264</dc:date>
    <meta:editing-cycles>151</meta:editing-cycles>
    <meta:editing-duration>PT20H4M37S</meta:editing-duration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